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0.9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58.46mm"/>
    </style:style>
    <style:style style:name="co4" style:family="table-column">
      <style:table-column-properties fo:break-before="auto" style:column-width="54.79mm"/>
    </style:style>
    <style:style style:name="co5" style:family="table-column">
      <style:table-column-properties fo:break-before="auto" style:column-width="8.9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3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1" table:default-cell-style-name="ce2"/>
        <table:table-column table:style-name="co9" table:number-columns-repeated="362" table:default-cell-style-name="Default"/>
        <table:table-row table:style-name="ro1">
          <table:table-cell office:value-type="string" calcext:value-type="string">
            <text:p>Begin data file</text:p>
          </table:table-cell>
          <table:table-cell table:number-columns-repeated="3"/>
          <table:table-cell table:style-name="Default" table:number-columns-repeated="3"/>
          <table:table-cell table:number-columns-repeated="18"/>
          <table:table-cell table:style-name="Default"/>
          <table:table-cell table:number-columns-repeated="362"/>
        </table:table-row>
        <table:table-row table:style-name="ro1">
          <table:table-cell office:value-type="string" calcext:value-type="string">
            <text:p>Event description</text:p>
          </table:table-cell>
          <table:table-cell office:value-type="string" calcext:value-type="string">
            <text:p>Extubation</text:p>
          </table:table-cell>
          <table:table-cell table:number-columns-repeated="2"/>
          <table:table-cell table:style-name="Default" table:number-columns-repeated="3"/>
          <table:table-cell table:number-columns-repeated="18"/>
          <table:table-cell table:style-name="Default"/>
          <table:table-cell table:number-columns-repeated="362"/>
        </table:table-row>
        <table:table-row table:style-name="ro1">
          <table:table-cell office:value-type="string" calcext:value-type="string">
            <text:p>Start time (s)</text:p>
          </table:table-cell>
          <table:table-cell office:value-type="float" office:value="-180" calcext:value-type="float">
            <text:p>-180</text:p>
          </table:table-cell>
          <table:table-cell table:number-columns-repeated="2"/>
          <table:table-cell table:style-name="Default" table:number-columns-repeated="3"/>
          <table:table-cell table:number-columns-repeated="18"/>
          <table:table-cell table:style-name="Default"/>
          <table:table-cell table:number-columns-repeated="362"/>
        </table:table-row>
        <table:table-row table:style-name="ro1">
          <table:table-cell office:value-type="string" calcext:value-type="string">
            <text:p>End time (s)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Default" table:number-columns-repeated="3"/>
          <table:table-cell table:number-columns-repeated="18"/>
          <table:table-cell table:style-name="Default"/>
          <table:table-cell table:number-columns-repeated="362"/>
        </table:table-row>
        <table:table-row table:style-name="ro1">
          <table:table-cell office:value-type="string" calcext:value-type="string">
            <text:p>Time step (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8"/>
          <table:table-cell table:style-name="Default"/>
          <table:table-cell table:number-columns-repeated="36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8"/>
          <table:table-cell table:style-name="Default"/>
          <table:table-cell table:number-columns-repeated="36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tudy number</text:p>
          </table:table-cell>
          <table:table-cell office:value-type="string" calcext:value-type="string">
            <text:p>Procedure type</text:p>
          </table:table-cell>
          <table:table-cell office:value-type="string" calcext:value-type="string">
            <text:p>Procedure date</text:p>
          </table:table-cell>
          <table:table-cell table:style-name="Default" office:value-type="string" calcext:value-type="string">
            <text:p>Time of first event (aerotrak time)</text:p>
          </table:table-cell>
          <table:table-cell table:style-name="Default" office:value-type="string" calcext:value-type="string">
            <text:p>Time of patient entering room (endoscope time)</text:p>
          </table:table-cell>
          <table:table-cell table:style-name="Default" office:value-type="string" calcext:value-type="string">
            <text:p>Time of patient entering room <text:s/>(obs cam time)</text:p>
          </table:table-cell>
          <table:table-cell office:value-type="string" calcext:value-type="string">
            <text:p>Route of UGI endoscopy (oral or nasal)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Previous hysterectomy?</text:p>
          </table:table-cell>
          <table:table-cell office:value-type="string" calcext:value-type="string">
            <text:p>Smoker? No. per day</text:p>
          </table:table-cell>
          <table:table-cell office:value-type="string" calcext:value-type="string">
            <text:p>No cigarettes per day</text:p>
          </table:table-cell>
          <table:table-cell office:value-type="string" calcext:value-type="string">
            <text:p>Sedation details</text:p>
          </table:table-cell>
          <table:table-cell office:value-type="string" calcext:value-type="string">
            <text:p>Extensive diverticular disease</text:p>
          </table:table-cell>
          <table:table-cell office:value-type="string" calcext:value-type="string">
            <text:p>Degree of looping</text:p>
          </table:table-cell>
          <table:table-cell office:value-type="string" calcext:value-type="string">
            <text:p>Patient discomfort</text:p>
          </table:table-cell>
          <table:table-cell office:value-type="string" calcext:value-type="string">
            <text:p>Use of CO2 or water immersion</text:p>
          </table:table-cell>
          <table:table-cell office:value-type="string" calcext:value-type="string">
            <text:p>Use of scope guide</text:p>
          </table:table-cell>
          <table:table-cell office:value-type="string" calcext:value-type="string">
            <text:p>Hiatus hernia </text:p>
          </table:table-cell>
          <table:table-cell office:value-type="string" calcext:value-type="string">
            <text:p>Use of intermittent suctioning</text:p>
          </table:table-cell>
          <table:table-cell office:value-type="string" calcext:value-type="string">
            <text:p>Anal tone</text:p>
          </table:table-cell>
          <table:table-cell table:style-name="Default" office:value-type="string" calcext:value-type="string">
            <text:p>Particle bin (um)</text:p>
          </table:table-cell>
          <table:table-cell office:value-type="float" office:value="-180" calcext:value-type="float">
            <text:p>-180</text:p>
          </table:table-cell>
          <table:table-cell office:value-type="float" office:value="-179" calcext:value-type="float">
            <text:p>-179</text:p>
          </table:table-cell>
          <table:table-cell office:value-type="float" office:value="-178" calcext:value-type="float">
            <text:p>-178</text:p>
          </table:table-cell>
          <table:table-cell office:value-type="float" office:value="-177" calcext:value-type="float">
            <text:p>-177</text:p>
          </table:table-cell>
          <table:table-cell office:value-type="float" office:value="-176" calcext:value-type="float">
            <text:p>-176</text:p>
          </table:table-cell>
          <table:table-cell office:value-type="float" office:value="-175" calcext:value-type="float">
            <text:p>-175</text:p>
          </table:table-cell>
          <table:table-cell office:value-type="float" office:value="-174" calcext:value-type="float">
            <text:p>-174</text:p>
          </table:table-cell>
          <table:table-cell office:value-type="float" office:value="-173" calcext:value-type="float">
            <text:p>-173</text:p>
          </table:table-cell>
          <table:table-cell office:value-type="float" office:value="-172" calcext:value-type="float">
            <text:p>-172</text:p>
          </table:table-cell>
          <table:table-cell office:value-type="float" office:value="-171" calcext:value-type="float">
            <text:p>-171</text:p>
          </table:table-cell>
          <table:table-cell office:value-type="float" office:value="-170" calcext:value-type="float">
            <text:p>-170</text:p>
          </table:table-cell>
          <table:table-cell office:value-type="float" office:value="-169" calcext:value-type="float">
            <text:p>-169</text:p>
          </table:table-cell>
          <table:table-cell office:value-type="float" office:value="-168" calcext:value-type="float">
            <text:p>-168</text:p>
          </table:table-cell>
          <table:table-cell office:value-type="float" office:value="-167" calcext:value-type="float">
            <text:p>-167</text:p>
          </table:table-cell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office:value-type="float" office:value="-164" calcext:value-type="float">
            <text:p>-164</text:p>
          </table:table-cell>
          <table:table-cell office:value-type="float" office:value="-163" calcext:value-type="float">
            <text:p>-163</text:p>
          </table:table-cell>
          <table:table-cell office:value-type="float" office:value="-162" calcext:value-type="float">
            <text:p>-162</text:p>
          </table:table-cell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office:value-type="float" office:value="-159" calcext:value-type="float">
            <text:p>-159</text:p>
          </table:table-cell>
          <table:table-cell office:value-type="float" office:value="-158" calcext:value-type="float">
            <text:p>-158</text:p>
          </table:table-cell>
          <table:table-cell office:value-type="float" office:value="-157" calcext:value-type="float">
            <text:p>-157</text:p>
          </table:table-cell>
          <table:table-cell office:value-type="float" office:value="-156" calcext:value-type="float">
            <text:p>-156</text:p>
          </table:table-cell>
          <table:table-cell office:value-type="float" office:value="-155" calcext:value-type="float">
            <text:p>-155</text:p>
          </table:table-cell>
          <table:table-cell office:value-type="float" office:value="-154" calcext:value-type="float">
            <text:p>-154</text:p>
          </table:table-cell>
          <table:table-cell office:value-type="float" office:value="-153" calcext:value-type="float">
            <text:p>-153</text:p>
          </table:table-cell>
          <table:table-cell office:value-type="float" office:value="-152" calcext:value-type="float">
            <text:p>-152</text:p>
          </table:table-cell>
          <table:table-cell office:value-type="float" office:value="-151" calcext:value-type="float">
            <text:p>-151</text:p>
          </table:table-cell>
          <table:table-cell office:value-type="float" office:value="-150" calcext:value-type="float">
            <text:p>-150</text:p>
          </table:table-cell>
          <table:table-cell office:value-type="float" office:value="-149" calcext:value-type="float">
            <text:p>-149</text:p>
          </table:table-cell>
          <table:table-cell office:value-type="float" office:value="-148" calcext:value-type="float">
            <text:p>-148</text:p>
          </table:table-cell>
          <table:table-cell office:value-type="float" office:value="-147" calcext:value-type="float">
            <text:p>-147</text:p>
          </table:table-cell>
          <table:table-cell office:value-type="float" office:value="-146" calcext:value-type="float">
            <text:p>-146</text:p>
          </table:table-cell>
          <table:table-cell office:value-type="float" office:value="-145" calcext:value-type="float">
            <text:p>-145</text:p>
          </table:table-cell>
          <table:table-cell office:value-type="float" office:value="-144" calcext:value-type="float">
            <text:p>-144</text:p>
          </table:table-cell>
          <table:table-cell office:value-type="float" office:value="-143" calcext:value-type="float">
            <text:p>-143</text:p>
          </table:table-cell>
          <table:table-cell office:value-type="float" office:value="-142" calcext:value-type="float">
            <text:p>-142</text:p>
          </table:table-cell>
          <table:table-cell office:value-type="float" office:value="-141" calcext:value-type="float">
            <text:p>-141</text:p>
          </table:table-cell>
          <table:table-cell office:value-type="float" office:value="-140" calcext:value-type="float">
            <text:p>-140</text:p>
          </table:table-cell>
          <table:table-cell office:value-type="float" office:value="-139" calcext:value-type="float">
            <text:p>-139</text:p>
          </table:table-cell>
          <table:table-cell office:value-type="float" office:value="-138" calcext:value-type="float">
            <text:p>-138</text:p>
          </table:table-cell>
          <table:table-cell office:value-type="float" office:value="-137" calcext:value-type="float">
            <text:p>-137</text:p>
          </table:table-cell>
          <table:table-cell office:value-type="float" office:value="-136" calcext:value-type="float">
            <text:p>-136</text:p>
          </table:table-cell>
          <table:table-cell office:value-type="float" office:value="-135" calcext:value-type="float">
            <text:p>-135</text:p>
          </table:table-cell>
          <table:table-cell office:value-type="float" office:value="-134" calcext:value-type="float">
            <text:p>-134</text:p>
          </table:table-cell>
          <table:table-cell office:value-type="float" office:value="-133" calcext:value-type="float">
            <text:p>-133</text:p>
          </table:table-cell>
          <table:table-cell office:value-type="float" office:value="-132" calcext:value-type="float">
            <text:p>-132</text:p>
          </table:table-cell>
          <table:table-cell office:value-type="float" office:value="-131" calcext:value-type="float">
            <text:p>-131</text:p>
          </table:table-cell>
          <table:table-cell office:value-type="float" office:value="-130" calcext:value-type="float">
            <text:p>-130</text:p>
          </table:table-cell>
          <table:table-cell office:value-type="float" office:value="-129" calcext:value-type="float">
            <text:p>-129</text:p>
          </table:table-cell>
          <table:table-cell office:value-type="float" office:value="-128" calcext:value-type="float">
            <text:p>-128</text:p>
          </table:table-cell>
          <table:table-cell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-125" calcext:value-type="float">
            <text:p>-125</text:p>
          </table:table-cell>
          <table:table-cell office:value-type="float" office:value="-124" calcext:value-type="float">
            <text:p>-124</text:p>
          </table:table-cell>
          <table:table-cell office:value-type="float" office:value="-123" calcext:value-type="float">
            <text:p>-123</text:p>
          </table:table-cell>
          <table:table-cell office:value-type="float" office:value="-122" calcext:value-type="float">
            <text:p>-122</text:p>
          </table:table-cell>
          <table:table-cell office:value-type="float" office:value="-121" calcext:value-type="float">
            <text:p>-121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4" calcext:value-type="float">
            <text:p>-114</text:p>
          </table:table-cell>
          <table:table-cell office:value-type="float" office:value="-113" calcext:value-type="float">
            <text:p>-113</text:p>
          </table:table-cell>
          <table:table-cell office:value-type="float" office:value="-112" calcext:value-type="float">
            <text:p>-112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office:value-type="float" office:value="-109" calcext:value-type="float">
            <text:p>-109</text:p>
          </table:table-cell>
          <table:table-cell office:value-type="float" office:value="-108" calcext:value-type="float">
            <text:p>-108</text:p>
          </table:table-cell>
          <table:table-cell office:value-type="float" office:value="-107" calcext:value-type="float">
            <text:p>-107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office:value-type="float" office:value="-101" calcext:value-type="float">
            <text:p>-101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0.3" calcext:value-type="float">
            <text:p>0.3</text:p>
          </table:table-cell>
          <table:table-cell table:number-columns-repeated="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656656.95524087" calcext:value-type="float">
            <text:p>656656.955240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5056.944269445" calcext:value-type="float">
            <text:p>695056.9442694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8371.231893934" calcext:value-type="float">
            <text:p>688371.231893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9685.514375567" calcext:value-type="float">
            <text:p>699685.51437556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3314.090481689" calcext:value-type="float">
            <text:p>683314.0904816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2056.945126587" calcext:value-type="float">
            <text:p>692056.9451265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6428.381020463" calcext:value-type="float">
            <text:p>666428.38102046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1428.376734749" calcext:value-type="float">
            <text:p>681428.37673474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24285.507346998" calcext:value-type="float">
            <text:p>724285.50734699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1542.65955924" calcext:value-type="float">
            <text:p>691542.6595592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5114.089967403" calcext:value-type="float">
            <text:p>685114.0899674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5514.084138833" calcext:value-type="float">
            <text:p>705514.0841388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6799.798057201" calcext:value-type="float">
            <text:p>706799.79805720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8342.654759242" calcext:value-type="float">
            <text:p>708342.65475924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1399.799600057" calcext:value-type="float">
            <text:p>701399.79960005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6114.083967405" calcext:value-type="float">
            <text:p>706114.0839674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58971.240293931" calcext:value-type="float">
            <text:p>658971.2402939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5714.089795974" calcext:value-type="float">
            <text:p>685714.08979597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9914.088595975" calcext:value-type="float">
            <text:p>689914.08859597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6599.809542912" calcext:value-type="float">
            <text:p>666599.80954291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59742.668644952" calcext:value-type="float">
            <text:p>659742.6686449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7428.375020464" calcext:value-type="float">
            <text:p>687428.37502046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5085.521404137" calcext:value-type="float">
            <text:p>675085.5214041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4142.664530667" calcext:value-type="float">
            <text:p>674142.66453066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29685.505804141" calcext:value-type="float">
            <text:p>729685.5058041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26771.220922508" calcext:value-type="float">
            <text:p>726771.22092250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3656.947526587" calcext:value-type="float">
            <text:p>683656.9475265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4599.804400056" calcext:value-type="float">
            <text:p>684599.80440005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6971.22657965" calcext:value-type="float">
            <text:p>706971.226579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6828.375191893" calcext:value-type="float">
            <text:p>686828.375191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9314.088767403" calcext:value-type="float">
            <text:p>689314.0887674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0028.371420465" calcext:value-type="float">
            <text:p>700028.371420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4599.804400056" calcext:value-type="float">
            <text:p>684599.80440005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2485.51643271" calcext:value-type="float">
            <text:p>692485.516432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6456.941012303" calcext:value-type="float">
            <text:p>706456.9410123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0856.945469444" calcext:value-type="float">
            <text:p>690856.9454694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0571.234122505" calcext:value-type="float">
            <text:p>680571.2341225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7771.232065362" calcext:value-type="float">
            <text:p>687771.23206536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4285.52448985" calcext:value-type="float">
            <text:p>664285.5244898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6285.52106128" calcext:value-type="float">
            <text:p>676285.5210612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5228.38136332" calcext:value-type="float">
            <text:p>665228.381363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3914.09031026" calcext:value-type="float">
            <text:p>683914.090310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4028.381706177" calcext:value-type="float">
            <text:p>664028.3817061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6056.946840872" calcext:value-type="float">
            <text:p>686056.94684087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0828.376906178" calcext:value-type="float">
            <text:p>680828.3769061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3371.227608221" calcext:value-type="float">
            <text:p>703371.2276082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8714.088938832" calcext:value-type="float">
            <text:p>688714.0889388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9628.377249035" calcext:value-type="float">
            <text:p>679628.3772490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2828.382049034" calcext:value-type="float">
            <text:p>662828.3820490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0971.236865361" calcext:value-type="float">
            <text:p>670971.23686536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3085.516261281" calcext:value-type="float">
            <text:p>693085.516261281</text:p>
          </table:table-cell>
          <table:table-cell table:number-columns-repeated="5"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140485.67414695" calcext:value-type="float">
            <text:p>140485.674146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9428.53444899" calcext:value-type="float">
            <text:p>129428.5344489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142.818816338" calcext:value-type="float">
            <text:p>134142.8188163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6714.246653072" calcext:value-type="float">
            <text:p>136714.24665307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9628.531534705" calcext:value-type="float">
            <text:p>139628.5315347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9799.960057154" calcext:value-type="float">
            <text:p>139799.96005715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9371.388751032" calcext:value-type="float">
            <text:p>139371.3887510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028.529991849" calcext:value-type="float">
            <text:p>145028.52999184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7314.237910218" calcext:value-type="float">
            <text:p>167314.23791021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6171.383951033" calcext:value-type="float">
            <text:p>156171.3839510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342.817616338" calcext:value-type="float">
            <text:p>138342.8176163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942.810587768" calcext:value-type="float">
            <text:p>162942.8105877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6685.66951838" calcext:value-type="float">
            <text:p>156685.669518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0885.66831838" calcext:value-type="float">
            <text:p>160885.668318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3857.098897972" calcext:value-type="float">
            <text:p>153857.09889797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8199.957657155" calcext:value-type="float">
            <text:p>148199.95765715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7085.672261237" calcext:value-type="float">
            <text:p>147085.6722612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0828.531191848" calcext:value-type="float">
            <text:p>140828.53119184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6657.100955114" calcext:value-type="float">
            <text:p>146657.10095511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571.39012246" calcext:value-type="float">
            <text:p>134571.390122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628.52982042" calcext:value-type="float">
            <text:p>145628.5298204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6142.815387767" calcext:value-type="float">
            <text:p>146142.81538776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2257.105069399" calcext:value-type="float">
            <text:p>132257.10506939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7371.383608176" calcext:value-type="float">
            <text:p>157371.3836081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6828.520906137" calcext:value-type="float">
            <text:p>176828.5209061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9257.088783689" calcext:value-type="float">
            <text:p>189257.0887836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0857.099755114" calcext:value-type="float">
            <text:p>150857.09975511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942.817444909" calcext:value-type="float">
            <text:p>138942.81744490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8628.528963277" calcext:value-type="float">
            <text:p>148628.5289632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2371.387893889" calcext:value-type="float">
            <text:p>142371.3878938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9799.960057154" calcext:value-type="float">
            <text:p>139799.96005715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8371.386179604" calcext:value-type="float">
            <text:p>148371.38617960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2857.10489797" calcext:value-type="float">
            <text:p>132857.104897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199.958514298" calcext:value-type="float">
            <text:p>145199.95851429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7257.100783686" calcext:value-type="float">
            <text:p>147257.1007836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2371.387893889" calcext:value-type="float">
            <text:p>142371.3878938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0228.531363277" calcext:value-type="float">
            <text:p>140228.5313632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7771.386351032" calcext:value-type="float">
            <text:p>147771.3863510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5942.818302052" calcext:value-type="float">
            <text:p>135942.8183020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057.104555113" calcext:value-type="float">
            <text:p>134057.10455511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1342.816759195" calcext:value-type="float">
            <text:p>141342.8167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5685.675518378" calcext:value-type="float">
            <text:p>135685.6755183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085.674832664" calcext:value-type="float">
            <text:p>138085.67483266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485.675861235" calcext:value-type="float">
            <text:p>134485.6758612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3828.530334706" calcext:value-type="float">
            <text:p>143828.53033470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1085.673975522" calcext:value-type="float">
            <text:p>141085.67397552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514.246138787" calcext:value-type="float">
            <text:p>138514.2461387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9114.245967358" calcext:value-type="float">
            <text:p>139114.24596735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057.106269398" calcext:value-type="float">
            <text:p>128057.10626939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3742.816073481" calcext:value-type="float">
            <text:p>143742.8160734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0685.671232665" calcext:value-type="float">
            <text:p>150685.671232665</text:p>
          </table:table-cell>
          <table:table-cell table:number-columns-repeated="5"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.0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73542.8361306183" calcext:value-type="float">
            <text:p>73542.83613061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0657.1198122515" calcext:value-type="float">
            <text:p>80657.119812251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285.6924898021" calcext:value-type="float">
            <text:p>76285.69248980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4828.5500489857" calcext:value-type="float">
            <text:p>74828.550048985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5257.1213551082" calcext:value-type="float">
            <text:p>75257.121355108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628.5495347001" calcext:value-type="float">
            <text:p>76628.549534700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2799.9763428639" calcext:value-type="float">
            <text:p>82799.97634286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3428.5447347015" calcext:value-type="float">
            <text:p>93428.544734701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0285.659918383" calcext:value-type="float">
            <text:p>190285.6599183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6999.958000012" calcext:value-type="float">
            <text:p>146999.95800001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285.6899183743" calcext:value-type="float">
            <text:p>85285.68991837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2771.373493893" calcext:value-type="float">
            <text:p>192771.3734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7028.526563278" calcext:value-type="float">
            <text:p>157028.5265632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514.239281646" calcext:value-type="float">
            <text:p>162514.2392816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7171.395093887" calcext:value-type="float">
            <text:p>117171.3950938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6057.101126543" calcext:value-type="float">
            <text:p>146057.1011265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4599.958685726" calcext:value-type="float">
            <text:p>144599.9586857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2971.4048653129" calcext:value-type="float">
            <text:p>82971.404865312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3085.6876898035" calcext:value-type="float">
            <text:p>93085.68768980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7171.4036653132" calcext:value-type="float">
            <text:p>87171.40366531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1371.393893887" calcext:value-type="float">
            <text:p>121371.3938938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7771.394922459" calcext:value-type="float">
            <text:p>117771.3949224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9285.6916326595" calcext:value-type="float">
            <text:p>79285.69163265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5457.092726545" calcext:value-type="float">
            <text:p>175457.0927265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83885.633175533" calcext:value-type="float">
            <text:p>283885.6331755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6742.755216356" calcext:value-type="float">
            <text:p>356742.75521635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857.103183685" calcext:value-type="float">
            <text:p>138857.10318368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8742.8289306203" calcext:value-type="float">
            <text:p>98742.82893062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1371.393893887" calcext:value-type="float">
            <text:p>121371.3938938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828.5491918431" calcext:value-type="float">
            <text:p>77828.54919184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285.6924898021" calcext:value-type="float">
            <text:p>76285.69248980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4285.67877552" calcext:value-type="float">
            <text:p>124285.678775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1142.828244906" calcext:value-type="float">
            <text:p>101142.82824490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5685.684089805" calcext:value-type="float">
            <text:p>105685.6840898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6428.535306133" calcext:value-type="float">
            <text:p>126428.5353061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6171.4010938854" calcext:value-type="float">
            <text:p>96171.401093885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885.687175518" calcext:value-type="float">
            <text:p>94885.68717551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971.4040081703" calcext:value-type="float">
            <text:p>85971.40400817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1342.8339020475" calcext:value-type="float">
            <text:p>81342.833902047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971.409151026" calcext:value-type="float">
            <text:p>67971.4091510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285.6924898021" calcext:value-type="float">
            <text:p>76285.69248980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0914.262595925" calcext:value-type="float">
            <text:p>80914.26259592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8085.6919755166" calcext:value-type="float">
            <text:p>78085.691975516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5428.5498775572" calcext:value-type="float">
            <text:p>75428.549877557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9857.1143265388" calcext:value-type="float">
            <text:p>99857.11432653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1942.8337306189" calcext:value-type="float">
            <text:p>81942.83373061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6314.2610530683" calcext:value-type="float">
            <text:p>86314.26105306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1142.8368163323" calcext:value-type="float">
            <text:p>71142.836816332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5914.266881638" calcext:value-type="float">
            <text:p>65914.2668816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3799.970342866" calcext:value-type="float">
            <text:p>103799.97034286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8885.671746951" calcext:value-type="float">
            <text:p>148885.671746951</text:p>
          </table:table-cell>
          <table:table-cell table:number-columns-repeated="5"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.0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3857.14175510236" calcext:value-type="float">
            <text:p>3857.14175510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857.14175510236" calcext:value-type="float">
            <text:p>3857.14175510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199.99880000034" calcext:value-type="float">
            <text:p>4199.998800000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371.42732244934" calcext:value-type="float">
            <text:p>4371.42732244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99.99914285739" calcext:value-type="float">
            <text:p>2999.999142857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685.71323265336" calcext:value-type="float">
            <text:p>3685.713232653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171.42680816377" calcext:value-type="float">
            <text:p>6171.426808163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9.99828571478" calcext:value-type="float">
            <text:p>5999.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714.2792244917" calcext:value-type="float">
            <text:p>22714.279224491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9.9948571443" calcext:value-type="float">
            <text:p>17999.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371.42646530672" calcext:value-type="float">
            <text:p>7371.4264653067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4942.8500163286" calcext:value-type="float">
            <text:p>24942.85001632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628.567534695" calcext:value-type="float">
            <text:p>13628.5675346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971.4228653078" calcext:value-type="float">
            <text:p>19971.42286530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71.42612244968" calcext:value-type="float">
            <text:p>8571.426122449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199.9953714299" calcext:value-type="float">
            <text:p>16199.995371429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885.7094612259" calcext:value-type="float">
            <text:p>16885.70946122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885.71288979632" calcext:value-type="float">
            <text:p>4885.712889796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57.14089795974" calcext:value-type="float">
            <text:p>6857.1408979597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14.28402449028" calcext:value-type="float">
            <text:p>5914.2840244902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999.9957142869" calcext:value-type="float">
            <text:p>14999.995714286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457.1398693886" calcext:value-type="float">
            <text:p>10457.13986938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857.14175510236" calcext:value-type="float">
            <text:p>3857.14175510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542.8507020427" calcext:value-type="float">
            <text:p>22542.850702042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9799.9857714326" calcext:value-type="float">
            <text:p>49799.98577143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2342.8364734753" calcext:value-type="float">
            <text:p>72342.836473475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1342.8510448997" calcext:value-type="float">
            <text:p>21342.85104489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257.14021224565" calcext:value-type="float">
            <text:p>9257.140212245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8.5670204094" calcext:value-type="float">
            <text:p>15428.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885.71288979632" calcext:value-type="float">
            <text:p>4885.712889796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685.7106612255" calcext:value-type="float">
            <text:p>12685.710661225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28.56924898022" calcext:value-type="float">
            <text:p>7628.5692489802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457.1398693886" calcext:value-type="float">
            <text:p>10457.13986938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99.996400001" calcext:value-type="float">
            <text:p>12599.99640000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942.85430204163" calcext:value-type="float">
            <text:p>9942.8543020416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28.56873469465" calcext:value-type="float">
            <text:p>9428.56873469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971.42715102081" calcext:value-type="float">
            <text:p>4971.427151020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171.42680816377" calcext:value-type="float">
            <text:p>6171.426808163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99.99897142887" calcext:value-type="float">
            <text:p>3599.998971428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171.42766530638" calcext:value-type="float">
            <text:p>3171.427665306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14.2841959188" calcext:value-type="float">
            <text:p>5314.28419591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828.56976326578" calcext:value-type="float">
            <text:p>5828.569763265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485.71357551041" calcext:value-type="float">
            <text:p>2485.713575510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514.28299591914" calcext:value-type="float">
            <text:p>9514.2829959191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14.2841959188" calcext:value-type="float">
            <text:p>5314.28419591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457.14158367383" calcext:value-type="float">
            <text:p>4457.141583673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342.85618775538" calcext:value-type="float">
            <text:p>3342.856187755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171.42766530638" calcext:value-type="float">
            <text:p>3171.427665306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14.2821387765" calcext:value-type="float">
            <text:p>12514.28213877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371.4230367363" calcext:value-type="float">
            <text:p>19371.4230367363</text:p>
          </table:table-cell>
          <table:table-cell table:number-columns-repeated="5"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.0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142.85653061242" calcext:value-type="float">
            <text:p>2142.8565306124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14.28522448994" calcext:value-type="float">
            <text:p>1714.285224489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5.71391836745" calcext:value-type="float">
            <text:p>1285.713918367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8.57096326544" calcext:value-type="float">
            <text:p>1628.570963265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485.71357551041" calcext:value-type="float">
            <text:p>2485.713575510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514.28385306176" calcext:value-type="float">
            <text:p>6514.283853061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4.28351020471" calcext:value-type="float">
            <text:p>7714.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999.99742857216" calcext:value-type="float">
            <text:p>8999.9974285721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085.71254693927" calcext:value-type="float">
            <text:p>6085.7125469392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057.14141224531" calcext:value-type="float">
            <text:p>5057.141412245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742.8563591839" calcext:value-type="float">
            <text:p>2742.8563591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057.14141224531" calcext:value-type="float">
            <text:p>5057.141412245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142.85567346981" calcext:value-type="float">
            <text:p>5142.855673469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14.28522448994" calcext:value-type="float">
            <text:p>1714.285224489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828.56976326578" calcext:value-type="float">
            <text:p>5828.569763265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257.14192653088" calcext:value-type="float">
            <text:p>3257.141926530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42.85515918424" calcext:value-type="float">
            <text:p>6942.8551591842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8.5670204094" calcext:value-type="float">
            <text:p>15428.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657.1369551037" calcext:value-type="float">
            <text:p>20657.13695510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457.14072653122" calcext:value-type="float">
            <text:p>7457.1407265312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685.71323265336" calcext:value-type="float">
            <text:p>3685.713232653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14.28539591846" calcext:value-type="float">
            <text:p>1114.285395918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971.42715102081" calcext:value-type="float">
            <text:p>4971.427151020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14.28488163289" calcext:value-type="float">
            <text:p>2914.284881632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14.28471020437" calcext:value-type="float">
            <text:p>3514.284710204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457.14158367383" calcext:value-type="float">
            <text:p>4457.141583673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99.99914285739" calcext:value-type="float">
            <text:p>2999.999142857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14.28471020437" calcext:value-type="float">
            <text:p>3514.284710204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99.99931428591" calcext:value-type="float">
            <text:p>2399.9993142859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28.57113469396" calcext:value-type="float">
            <text:p>1028.571134693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.428351020471" calcext:value-type="float">
            <text:p>771.4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14.28522448994" calcext:value-type="float">
            <text:p>1714.285224489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7.14244081645" calcext:value-type="float">
            <text:p>1457.142440816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7.142612244968" calcext:value-type="float">
            <text:p>857.1426122449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.428351020471" calcext:value-type="float">
            <text:p>771.4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771.42749387786" calcext:value-type="float">
            <text:p>3771.427493877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542.85498775572" calcext:value-type="float">
            <text:p>7542.85498775572</text:p>
          </table:table-cell>
          <table:table-cell table:number-columns-repeated="5"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30-09-2020</text:p>
          </table:table-cell>
          <table:table-cell office:value-type="time" office:time-value="PT11H30M36S" calcext:value-type="time">
            <text:p>11:30:36</text:p>
          </table:table-cell>
          <table:table-cell office:value-type="time" office:time-value="PT11H33M22S" calcext:value-type="time">
            <text:p>11:33:22</text:p>
          </table:table-cell>
          <table:table-cell office:value-type="time" office:time-value="PT11H18M57S" calcext:value-type="time">
            <text:p>11:18:57</text:p>
          </table:table-cell>
          <table:table-cell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103.9" calcext:value-type="float">
            <text:p>103.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mg midazolam, 75mg fentanyl</text:p>
          </table:table-cell>
          <table:table-cell office:value-type="string" calcext:value-type="string">
            <text:p>Extensive/severe</text:p>
          </table:table-cell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.0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485.71357551041" calcext:value-type="float">
            <text:p>2485.713575510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142.85653061242" calcext:value-type="float">
            <text:p>2142.8565306124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257.14192653088" calcext:value-type="float">
            <text:p>3257.141926530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14.28488163289" calcext:value-type="float">
            <text:p>2914.284881632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999.99742857216" calcext:value-type="float">
            <text:p>8999.9974285721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457.1398693886" calcext:value-type="float">
            <text:p>10457.13986938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028.57027755135" calcext:value-type="float">
            <text:p>4028.570277551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771.42492245" calcext:value-type="float">
            <text:p>12771.424922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4.28351020471" calcext:value-type="float">
            <text:p>7714.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971.4262938782" calcext:value-type="float">
            <text:p>7971.426293878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14.28471020437" calcext:value-type="float">
            <text:p>3514.284710204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171.42680816377" calcext:value-type="float">
            <text:p>6171.426808163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857.14089795974" calcext:value-type="float">
            <text:p>6857.1408979597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571.4278367349" calcext:value-type="float">
            <text:p>2571.427836734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857.14175510236" calcext:value-type="float">
            <text:p>3857.14175510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657.14124081679" calcext:value-type="float">
            <text:p>5657.1412408167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8.57096326544" calcext:value-type="float">
            <text:p>1628.570963265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657.14038367418" calcext:value-type="float">
            <text:p>8657.1403836741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14.2821387765" calcext:value-type="float">
            <text:p>12514.28213877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57.139012246" calcext:value-type="float">
            <text:p>13457.1390122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14.28471020437" calcext:value-type="float">
            <text:p>3514.284710204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14.28505306141" calcext:value-type="float">
            <text:p>2314.285053061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71.42663673525" calcext:value-type="float">
            <text:p>6771.4266367352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171.42680816377" calcext:value-type="float">
            <text:p>6171.426808163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371.42732244934" calcext:value-type="float">
            <text:p>4371.42732244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99.99914285739" calcext:value-type="float">
            <text:p>2999.999142857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942.85601632685" calcext:value-type="float">
            <text:p>3942.8560163268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142.85653061242" calcext:value-type="float">
            <text:p>2142.8565306124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99.99897142887" calcext:value-type="float">
            <text:p>3599.998971428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7.14244081645" calcext:value-type="float">
            <text:p>1457.142440816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28.57113469396" calcext:value-type="float">
            <text:p>1028.571134693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7.14244081645" calcext:value-type="float">
            <text:p>1457.142440816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8.57096326544" calcext:value-type="float">
            <text:p>1628.570963265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828.57062040839" calcext:value-type="float">
            <text:p>2828.57062040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14.28522448994" calcext:value-type="float">
            <text:p>1714.285224489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8.57096326544" calcext:value-type="float">
            <text:p>1628.570963265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2.856873469465" calcext:value-type="float">
            <text:p>942.856873469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314.28333877619" calcext:value-type="float">
            <text:p>8314.28333877619</text:p>
          </table:table-cell>
          <table:table-cell table:number-columns-repeated="5"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number-columns-repeated="5" office:value-type="string" calcext:value-type="string">
            <text:p>NaN</text:p>
          </table:table-cell>
          <table:table-cell office:value-type="float" office:value="540514.131281677" calcext:value-type="float">
            <text:p>540514.1312816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1256.991069431" calcext:value-type="float">
            <text:p>531256.9910694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2771.27063678" calcext:value-type="float">
            <text:p>552771.270636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7399.840742903" calcext:value-type="float">
            <text:p>557399.8407429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8714.131795962" calcext:value-type="float">
            <text:p>538714.13179596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1514.133853105" calcext:value-type="float">
            <text:p>531514.1338531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29542.705844941" calcext:value-type="float">
            <text:p>529542.7058449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5456.989869432" calcext:value-type="float">
            <text:p>535456.9898694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4856.99004086" calcext:value-type="float">
            <text:p>534856.990040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4628.415820453" calcext:value-type="float">
            <text:p>544628.41582045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1742.699502086" calcext:value-type="float">
            <text:p>551742.6995020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23542.707559226" calcext:value-type="float">
            <text:p>523542.7075592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26114.135395961" calcext:value-type="float">
            <text:p>526114.13539596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7342.70361637" calcext:value-type="float">
            <text:p>537342.703616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2171.270808208" calcext:value-type="float">
            <text:p>552171.27080820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7628.41496331" calcext:value-type="float">
            <text:p>547628.414963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8714.131795962" calcext:value-type="float">
            <text:p>538714.13179596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2885.562032697" calcext:value-type="float">
            <text:p>532885.5620326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12085.539404132" calcext:value-type="float">
            <text:p>612085.5394041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45171.244236787" calcext:value-type="float">
            <text:p>645171.2442367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27228.42079188" calcext:value-type="float">
            <text:p>527228.420791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0542.699844943" calcext:value-type="float">
            <text:p>550542.6998449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6199.84108576" calcext:value-type="float">
            <text:p>556199.841085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1285.559632697" calcext:value-type="float">
            <text:p>541285.5596326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9999.84571433" calcext:value-type="float">
            <text:p>539999.845714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7114.086538832" calcext:value-type="float">
            <text:p>697114.0865388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22028.393706173" calcext:value-type="float">
            <text:p>622028.39370617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7514.114995967" calcext:value-type="float">
            <text:p>597514.11499596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80628.405534741" calcext:value-type="float">
            <text:p>580628.4055347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9228.417363309" calcext:value-type="float">
            <text:p>539228.41736330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78485.549004129" calcext:value-type="float">
            <text:p>578485.54900412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8599.840400046" calcext:value-type="float">
            <text:p>558599.8404000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7914.12631025" calcext:value-type="float">
            <text:p>557914.1263102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77885.549175557" calcext:value-type="float">
            <text:p>577885.54917555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63828.41033474" calcext:value-type="float">
            <text:p>563828.4103347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61942.696587801" calcext:value-type="float">
            <text:p>561942.69658780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1999.842285759" calcext:value-type="float">
            <text:p>551999.8422857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6971.26943678" calcext:value-type="float">
            <text:p>556971.269436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6685.558089841" calcext:value-type="float">
            <text:p>546685.5580898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7799.843485759" calcext:value-type="float">
            <text:p>547799.8434857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63656.981812291" calcext:value-type="float">
            <text:p>563656.98181229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27399.849314329" calcext:value-type="float">
            <text:p>527399.84931432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7856.989183717" calcext:value-type="float">
            <text:p>537856.98918371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9856.985755147" calcext:value-type="float">
            <text:p>549856.98575514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0428.417020452" calcext:value-type="float">
            <text:p>540428.4170204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5256.98421229" calcext:value-type="float">
            <text:p>555256.9842122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63314.124767393" calcext:value-type="float">
            <text:p>563314.1247673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1685.562375554" calcext:value-type="float">
            <text:p>531685.56237555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3599.844685759" calcext:value-type="float">
            <text:p>543599.8446857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8914.128881678" calcext:value-type="float">
            <text:p>548914.1288816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47799.843485759" calcext:value-type="float">
            <text:p>547799.84348575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number-columns-repeated="5" office:value-type="string" calcext:value-type="string">
            <text:p>NaN</text:p>
          </table:table-cell>
          <table:table-cell office:value-type="float" office:value="122828.536334704" calcext:value-type="float">
            <text:p>122828.53633470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6085.678261235" calcext:value-type="float">
            <text:p>126085.6782612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1057.105412256" calcext:value-type="float">
            <text:p>131057.10541225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1142.81967348" calcext:value-type="float">
            <text:p>131142.8196734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6257.106783684" calcext:value-type="float">
            <text:p>126257.10678368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4971.392865316" calcext:value-type="float">
            <text:p>124971.39286531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828.535477561" calcext:value-type="float">
            <text:p>125828.53547756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999.96400001" calcext:value-type="float">
            <text:p>125999.9640000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0942.822587765" calcext:value-type="float">
            <text:p>120942.8225877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6514.249567357" calcext:value-type="float">
            <text:p>126514.24956735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7542.820702051" calcext:value-type="float">
            <text:p>127542.82070205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9942.820016337" calcext:value-type="float">
            <text:p>129942.8200163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2742.822073479" calcext:value-type="float">
            <text:p>122742.82207347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999.963142868" calcext:value-type="float">
            <text:p>128999.9631428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571.392693888" calcext:value-type="float">
            <text:p>125571.3926938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057.104555113" calcext:value-type="float">
            <text:p>134057.10455511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1571.390979603" calcext:value-type="float">
            <text:p>131571.3909796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9171.391665317" calcext:value-type="float">
            <text:p>129171.39166531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6371.381036748" calcext:value-type="float">
            <text:p>166371.38103674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3857.090326546" calcext:value-type="float">
            <text:p>183857.0903265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657.104383684" calcext:value-type="float">
            <text:p>134657.10438368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0628.534106133" calcext:value-type="float">
            <text:p>130628.5341061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3971.390293889" calcext:value-type="float">
            <text:p>133971.3902938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4799.964342867" calcext:value-type="float">
            <text:p>124799.96434286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7628.534963276" calcext:value-type="float">
            <text:p>127628.5349632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8199.931942877" calcext:value-type="float">
            <text:p>238199.9319428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3199.944800016" calcext:value-type="float">
            <text:p>193199.94480001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6542.809559197" calcext:value-type="float">
            <text:p>166542.8095591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0657.102669399" calcext:value-type="float">
            <text:p>140657.10266939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42.817959195" calcext:value-type="float">
            <text:p>137142.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6885.675175521" calcext:value-type="float">
            <text:p>136885.6751755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057.10369797" calcext:value-type="float">
            <text:p>137057.103697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4914.247167358" calcext:value-type="float">
            <text:p>134914.24716735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685.674661236" calcext:value-type="float">
            <text:p>138685.674661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8514.246138787" calcext:value-type="float">
            <text:p>138514.2461387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057.10369797" calcext:value-type="float">
            <text:p>137057.103697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0628.534106133" calcext:value-type="float">
            <text:p>130628.5341061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0714.248367358" calcext:value-type="float">
            <text:p>130714.24836735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228.534791847" calcext:value-type="float">
            <text:p>128228.53479184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0999.959714297" calcext:value-type="float">
            <text:p>140999.9597142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6028.532563276" calcext:value-type="float">
            <text:p>136028.5325632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3942.821730622" calcext:value-type="float">
            <text:p>123942.82173062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8199.966228581" calcext:value-type="float">
            <text:p>118199.9662285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6514.249567357" calcext:value-type="float">
            <text:p>126514.24956735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3428.536163275" calcext:value-type="float">
            <text:p>123428.53616327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742.820359194" calcext:value-type="float">
            <text:p>128742.8203591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7885.677746949" calcext:value-type="float">
            <text:p>127885.67774694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3428.536163275" calcext:value-type="float">
            <text:p>123428.53616327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4457.107297969" calcext:value-type="float">
            <text:p>124457.10729796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7714.2492245" calcext:value-type="float">
            <text:p>127714.24922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4371.393036745" calcext:value-type="float">
            <text:p>124371.39303674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.0</text:p>
          </table:table-cell>
          <table:table-cell/>
          <table:table-cell table:number-columns-repeated="5" office:value-type="string" calcext:value-type="string">
            <text:p>NaN</text:p>
          </table:table-cell>
          <table:table-cell office:value-type="float" office:value="80657.1198122515" calcext:value-type="float">
            <text:p>80657.119812251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42.8351020471" calcext:value-type="float">
            <text:p>77142.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3599.9732571505" calcext:value-type="float">
            <text:p>93599.97325715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628.5469632723" calcext:value-type="float">
            <text:p>85628.546963272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6314.2610530683" calcext:value-type="float">
            <text:p>86314.26105306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5771.4069224552" calcext:value-type="float">
            <text:p>75771.40692245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714.2637959246" calcext:value-type="float">
            <text:p>76714.26379592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9942.8371591894" calcext:value-type="float">
            <text:p>69942.83715918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0028.5514204139" calcext:value-type="float">
            <text:p>70028.55142041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3914.2617387824" calcext:value-type="float">
            <text:p>83914.261738782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9971.4057224555" calcext:value-type="float">
            <text:p>79971.405722455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285.6924898021" calcext:value-type="float">
            <text:p>76285.69248980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9285.6916326595" calcext:value-type="float">
            <text:p>79285.69163265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5771.4069224552" calcext:value-type="float">
            <text:p>75771.40692245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1257.119640823" calcext:value-type="float">
            <text:p>81257.11964082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7714.2577959263" calcext:value-type="float">
            <text:p>97714.257795926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2542.8335591904" calcext:value-type="float">
            <text:p>82542.833559190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657.1206693941" calcext:value-type="float">
            <text:p>77657.12066939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7942.814873481" calcext:value-type="float">
            <text:p>147942.8148734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5914.232595934" calcext:value-type="float">
            <text:p>185914.232595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4171.4045224559" calcext:value-type="float">
            <text:p>84171.40452245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2885.6906040884" calcext:value-type="float">
            <text:p>82885.690604088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0228.539934703" calcext:value-type="float">
            <text:p>110228.53993470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199.9756571498" calcext:value-type="float">
            <text:p>85199.975657149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1257.119640823" calcext:value-type="float">
            <text:p>81257.11964082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42514.102138828" calcext:value-type="float">
            <text:p>642514.10213882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68485.609004112" calcext:value-type="float">
            <text:p>368485.60900411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4257.07592655" calcext:value-type="float">
            <text:p>234257.0759265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1828.533763276" calcext:value-type="float">
            <text:p>131828.5337632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6142.823959193" calcext:value-type="float">
            <text:p>116142.8239591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7142.826530621" calcext:value-type="float">
            <text:p>107142.82653062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9171.4002367428" calcext:value-type="float">
            <text:p>99171.400236742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2999.973428579" calcext:value-type="float">
            <text:p>92999.97342857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2914.2591673545" calcext:value-type="float">
            <text:p>92914.25916735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199.973085722" calcext:value-type="float">
            <text:p>94199.97308572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0857.1168979666" calcext:value-type="float">
            <text:p>90857.116897966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0514.2598530686" calcext:value-type="float">
            <text:p>90514.25985306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885.6897469458" calcext:value-type="float">
            <text:p>85885.689746945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2971.4048653129" calcext:value-type="float">
            <text:p>82971.404865312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2571.4021224565" calcext:value-type="float">
            <text:p>92571.40212245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7685.6892326602" calcext:value-type="float">
            <text:p>87685.689232660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1999.9794285773" calcext:value-type="float">
            <text:p>71999.979428577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0742.834073476" calcext:value-type="float">
            <text:p>80742.8340734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4057.1216979652" calcext:value-type="float">
            <text:p>74057.121697965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228.5493632716" calcext:value-type="float">
            <text:p>77228.549363271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571.4064081696" calcext:value-type="float">
            <text:p>77571.40640816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4142.8359591897" calcext:value-type="float">
            <text:p>74142.835959189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4314.2644816387" calcext:value-type="float">
            <text:p>74314.26448163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771.409493883" calcext:value-type="float">
            <text:p>66771.4094938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6342.8381877605" calcext:value-type="float">
            <text:p>66342.838187760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3371.4076081693" calcext:value-type="float">
            <text:p>73371.407608169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" calcext:value-type="float">
            <text:p>3.0</text:p>
          </table:table-cell>
          <table:table-cell/>
          <table:table-cell table:number-columns-repeated="5" office:value-type="string" calcext:value-type="string">
            <text:p>NaN</text:p>
          </table:table-cell>
          <table:table-cell office:value-type="float" office:value="4799.99862857182" calcext:value-type="float">
            <text:p>4799.9986285718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714.28436734732" calcext:value-type="float">
            <text:p>4714.284367347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771.42663673525" calcext:value-type="float">
            <text:p>6771.4266367352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257.14106938827" calcext:value-type="float">
            <text:p>6257.1410693882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371.42732244934" calcext:value-type="float">
            <text:p>4371.42732244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057.14141224531" calcext:value-type="float">
            <text:p>5057.141412245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771.42749387786" calcext:value-type="float">
            <text:p>3771.4274938778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971.42715102081" calcext:value-type="float">
            <text:p>4971.427151020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971.42715102081" calcext:value-type="float">
            <text:p>4971.427151020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9.99828571478" calcext:value-type="float">
            <text:p>5999.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14.28402449028" calcext:value-type="float">
            <text:p>5914.2840244902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428.56959183726" calcext:value-type="float">
            <text:p>6428.569591837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371.42732244934" calcext:value-type="float">
            <text:p>4371.42732244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857.14175510236" calcext:value-type="float">
            <text:p>3857.14175510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657.14124081679" calcext:value-type="float">
            <text:p>5657.1412408167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142.85567346981" calcext:value-type="float">
            <text:p>5142.855673469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057.14141224531" calcext:value-type="float">
            <text:p>5057.141412245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114.28453877585" calcext:value-type="float">
            <text:p>4114.2845387758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914.28316734767" calcext:value-type="float">
            <text:p>8914.2831673476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057.1396979601" calcext:value-type="float">
            <text:p>11057.139697960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971.42715102081" calcext:value-type="float">
            <text:p>4971.427151020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99.9984571433" calcext:value-type="float">
            <text:p>5399.998457143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257.14021224565" calcext:value-type="float">
            <text:p>9257.140212245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028.57027755135" calcext:value-type="float">
            <text:p>4028.570277551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199.99880000034" calcext:value-type="float">
            <text:p>4199.998800000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6342.8296163344" calcext:value-type="float">
            <text:p>96342.82961633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7771.4120653108" calcext:value-type="float">
            <text:p>57771.412065310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1.420979594" calcext:value-type="float">
            <text:p>26571.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628.5683918376" calcext:value-type="float">
            <text:p>10628.568391837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485.71186122518" calcext:value-type="float">
            <text:p>8485.7118612251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171.42680816377" calcext:value-type="float">
            <text:p>6171.4268081637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742.85550204129" calcext:value-type="float">
            <text:p>5742.8555020412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228.56993469431" calcext:value-type="float">
            <text:p>5228.569934694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14.28402449028" calcext:value-type="float">
            <text:p>5914.2840244902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828.56976326578" calcext:value-type="float">
            <text:p>5828.569763265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314.2841959188" calcext:value-type="float">
            <text:p>5314.28419591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285.71306122484" calcext:value-type="float">
            <text:p>4285.7130612248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371.42732244934" calcext:value-type="float">
            <text:p>4371.427322449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685.71323265336" calcext:value-type="float">
            <text:p>3685.713232653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9.99828571478" calcext:value-type="float">
            <text:p>5999.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199.99880000034" calcext:value-type="float">
            <text:p>4199.9988000003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085.71340408188" calcext:value-type="float">
            <text:p>3085.713404081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085.71340408188" calcext:value-type="float">
            <text:p>3085.7134040818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14.28471020437" calcext:value-type="float">
            <text:p>3514.2847102043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599.99897142887" calcext:value-type="float">
            <text:p>3599.998971428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942.85601632685" calcext:value-type="float">
            <text:p>3942.8560163268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828.57062040839" calcext:value-type="float">
            <text:p>2828.57062040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828.57062040839" calcext:value-type="float">
            <text:p>2828.57062040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" calcext:value-type="float">
            <text:p>5.0</text:p>
          </table:table-cell>
          <table:table-cell/>
          <table:table-cell table:number-columns-repeated="5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14.28522448994" calcext:value-type="float">
            <text:p>1714.285224489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99.99931428591" calcext:value-type="float">
            <text:p>2399.9993142859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99.99931428591" calcext:value-type="float">
            <text:p>2399.9993142859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.85670204094" calcext:value-type="float">
            <text:p>1542.8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7.14244081645" calcext:value-type="float">
            <text:p>1457.142440816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5.71391836745" calcext:value-type="float">
            <text:p>1285.713918367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14.28522448994" calcext:value-type="float">
            <text:p>1714.285224489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14.28488163289" calcext:value-type="float">
            <text:p>2914.2848816328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.85670204094" calcext:value-type="float">
            <text:p>1542.8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.85670204094" calcext:value-type="float">
            <text:p>1542.8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571.4278367349" calcext:value-type="float">
            <text:p>2571.427836734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5.71391836745" calcext:value-type="float">
            <text:p>1285.713918367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14.28539591846" calcext:value-type="float">
            <text:p>1114.285395918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14.28505306141" calcext:value-type="float">
            <text:p>2314.285053061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428.57044897987" calcext:value-type="float">
            <text:p>3428.570448979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5285.7070612266" calcext:value-type="float">
            <text:p>25285.707061226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1228.559648983" calcext:value-type="float">
            <text:p>41228.55964898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085.71168979666" calcext:value-type="float">
            <text:p>9085.7116897966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8.57096326544" calcext:value-type="float">
            <text:p>1628.570963265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14.28505306141" calcext:value-type="float">
            <text:p>2314.285053061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5.71391836745" calcext:value-type="float">
            <text:p>1285.713918367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.85670204094" calcext:value-type="float">
            <text:p>1542.8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628.57096326544" calcext:value-type="float">
            <text:p>1628.570963265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.85670204094" calcext:value-type="float">
            <text:p>1542.8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.428351020471" calcext:value-type="float">
            <text:p>771.4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.999828571478" calcext:value-type="float">
            <text:p>599.9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7.142612244968" calcext:value-type="float">
            <text:p>857.1426122449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.999828571478" calcext:value-type="float">
            <text:p>599.9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14.285567346981" calcext:value-type="float">
            <text:p>514.2855673469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.428351020471" calcext:value-type="float">
            <text:p>771.4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28.57113469396" calcext:value-type="float">
            <text:p>1028.571134693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14.28539591846" calcext:value-type="float">
            <text:p>1114.2853959184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2.856873469465" calcext:value-type="float">
            <text:p>942.856873469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28.571306122484" calcext:value-type="float">
            <text:p>428.57130612248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stroscopy</text:p>
          </table:table-cell>
          <table:table-cell office:value-type="string" calcext:value-type="string">
            <text:p>30-09-2020</text:p>
          </table:table-cell>
          <table:table-cell office:value-type="time" office:time-value="PT11H27M50S" calcext:value-type="time">
            <text:p>11:27:50</text:p>
          </table:table-cell>
          <table:table-cell office:value-type="time" office:time-value="PT12H30M10S" calcext:value-type="time">
            <text:p>12:30:10</text:p>
          </table:table-cell>
          <table:table-cell office:value-type="time" office:time-value="PT12H15M45S" calcext:value-type="time">
            <text:p>12:15:45</text:p>
          </table:table-cell>
          <table:table-cell office:value-type="string" calcext:value-type="string">
            <text:p>O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float" office:value="85.5" calcext:value-type="float">
            <text:p>85.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number-columns-repeated="5" office:value-type="string" calcext:value-type="string">
            <text:p>NaN</text:p>
          </table:table-cell>
          <table:table-cell office:value-type="float" office:value="2742.8563591839" calcext:value-type="float">
            <text:p>2742.8563591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828.57062040839" calcext:value-type="float">
            <text:p>2828.57062040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657.1420979594" calcext:value-type="float">
            <text:p>2657.14209795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99.99914285739" calcext:value-type="float">
            <text:p>2999.999142857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142.85653061242" calcext:value-type="float">
            <text:p>2142.8565306124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028.57027755135" calcext:value-type="float">
            <text:p>4028.5702775513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342.85618775538" calcext:value-type="float">
            <text:p>3342.856187755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857.14175510236" calcext:value-type="float">
            <text:p>3857.1417551023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799.99948571443" calcext:value-type="float">
            <text:p>1799.999485714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171.42766530638" calcext:value-type="float">
            <text:p>3171.4276653063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314.28505306141" calcext:value-type="float">
            <text:p>2314.285053061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542.85670204094" calcext:value-type="float">
            <text:p>1542.8567020409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5.71391836745" calcext:value-type="float">
            <text:p>1285.713918367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228.57079183692" calcext:value-type="float">
            <text:p>2228.570791836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999.99914285739" calcext:value-type="float">
            <text:p>2999.999142857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885.71288979632" calcext:value-type="float">
            <text:p>4885.7128897963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7.14244081645" calcext:value-type="float">
            <text:p>1457.142440816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885.71374693893" calcext:value-type="float">
            <text:p>1885.7137469389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7628.5606775541" calcext:value-type="float">
            <text:p>37628.56067755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40542.845559187" calcext:value-type="float">
            <text:p>40542.8455591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542.8541306131" calcext:value-type="float">
            <text:p>10542.854130613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971.42800816343" calcext:value-type="float">
            <text:p>1971.4280081634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828.57062040839" calcext:value-type="float">
            <text:p>2828.570620408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571.4278367349" calcext:value-type="float">
            <text:p>2571.427836734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2057.14226938792" calcext:value-type="float">
            <text:p>2057.14226938792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2.856873469465" calcext:value-type="float">
            <text:p>942.856873469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2.856873469465" calcext:value-type="float">
            <text:p>942.856873469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99.99965714296" calcext:value-type="float">
            <text:p>1199.999657142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42.856873469465" calcext:value-type="float">
            <text:p>942.85687346946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85.71391836745" calcext:value-type="float">
            <text:p>1285.7139183674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28.57113469396" calcext:value-type="float">
            <text:p>1028.571134693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371.42817959195" calcext:value-type="float">
            <text:p>1371.42817959195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.999828571478" calcext:value-type="float">
            <text:p>599.9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.428351020471" calcext:value-type="float">
            <text:p>771.4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71.428351020471" calcext:value-type="float">
            <text:p>771.42835102047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99.999828571478" calcext:value-type="float">
            <text:p>599.99982857147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28.57113469396" calcext:value-type="float">
            <text:p>1028.5711346939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7.142612244968" calcext:value-type="float">
            <text:p>857.1426122449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14.285567346981" calcext:value-type="float">
            <text:p>514.2855673469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14.285567346981" calcext:value-type="float">
            <text:p>514.28556734698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57.142612244968" calcext:value-type="float">
            <text:p>857.142612244968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42.857044897987" calcext:value-type="float">
            <text:p>342.857044897987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342.857044897987" calcext:value-type="float">
            <text:p>342.85704489798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14H50M37S" calcext:value-type="time">
            <text:p>14:50:37</text:p>
          </table:table-cell>
          <table:table-cell office:value-type="time" office:time-value="PT14H54M29S" calcext:value-type="time">
            <text:p>14:54:29</text:p>
          </table:table-cell>
          <table:table-cell office:value-type="time" office:time-value="PT14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0.3" calcext:value-type="float">
            <text:p>0.3</text:p>
          </table:table-cell>
          <table:table-cell office:value-type="float" office:value="17852436.9008879" calcext:value-type="float">
            <text:p>17852436.900887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377949.3019117" calcext:value-type="float">
            <text:p>17377949.301911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648691.332248" calcext:value-type="float">
            <text:p>17648691.33224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588620.7357865" calcext:value-type="float">
            <text:p>16588620.7357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722472.2457617" calcext:value-type="float">
            <text:p>17722472.245761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521906.8889112" calcext:value-type="float">
            <text:p>17521906.888911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727984.6128633" calcext:value-type="float">
            <text:p>17727984.612863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863461.6350911" calcext:value-type="float">
            <text:p>17863461.635091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856677.1832737" calcext:value-type="float">
            <text:p>17856677.183273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337454.6051269" calcext:value-type="float">
            <text:p>17337454.605126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921765.5178964" calcext:value-type="float">
            <text:p>17921765.517896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970952.7935722" calcext:value-type="float">
            <text:p>17970952.793572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465935.161418" calcext:value-type="float">
            <text:p>17465935.16141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458938.6954814" calcext:value-type="float">
            <text:p>17458938.695481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403603.0103461" calcext:value-type="float">
            <text:p>17403603.010346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347631.2828529" calcext:value-type="float">
            <text:p>17347631.282852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528832.7541461" calcext:value-type="float">
            <text:p>16528832.754146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4970953.0055864" calcext:value-type="float">
            <text:p>14970953.005586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5320140.2600608" calcext:value-type="float">
            <text:p>15320140.260060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033143.7432407" calcext:value-type="float">
            <text:p>16033143.743240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159362.7449214" calcext:value-type="float">
            <text:p>17159362.744921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7006288.5507923" calcext:value-type="float">
            <text:p>17006288.550792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532436.9941741" calcext:value-type="float">
            <text:p>16532436.994174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455475.868871" calcext:value-type="float">
            <text:p>16455475.86887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817807.9987415" calcext:value-type="float">
            <text:p>16817807.998741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666641.9316861" calcext:value-type="float">
            <text:p>16666641.931686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360069.5151894" calcext:value-type="float">
            <text:p>16360069.515189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309186.1265593" calcext:value-type="float">
            <text:p>16309186.126559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176253.273763" calcext:value-type="float">
            <text:p>16176253.27376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526924.6270725" calcext:value-type="float">
            <text:p>16526924.627072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418797.4262334" calcext:value-type="float">
            <text:p>16418797.426233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729610.1251159" calcext:value-type="float">
            <text:p>16729610.125115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170104.8643035" calcext:value-type="float">
            <text:p>16170104.864303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374062.4470627" calcext:value-type="float">
            <text:p>16374062.447062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303249.7312191" calcext:value-type="float">
            <text:p>16303249.731219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055193.2116471" calcext:value-type="float">
            <text:p>16055193.211647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5965935.2674251" calcext:value-type="float">
            <text:p>15965935.26742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38H50M37S" calcext:value-type="time">
            <text:p>14:50:37</text:p>
          </table:table-cell>
          <table:table-cell office:value-type="time" office:time-value="PT38H54M29S" calcext:value-type="time">
            <text:p>14:54:29</text:p>
          </table:table-cell>
          <table:table-cell office:value-type="time" office:time-value="PT38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0.5" calcext:value-type="float">
            <text:p>0.5</text:p>
          </table:table-cell>
          <table:table-cell table:number-columns-repeated="3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62H50M37S" calcext:value-type="time">
            <text:p>14:50:37</text:p>
          </table:table-cell>
          <table:table-cell office:value-type="time" office:time-value="PT62H54M29S" calcext:value-type="time">
            <text:p>14:54:29</text:p>
          </table:table-cell>
          <table:table-cell office:value-type="time" office:time-value="PT62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0.7" calcext:value-type="float">
            <text:p>0.7</text:p>
          </table:table-cell>
          <table:table-cell office:value-type="float" office:value="801837.399163435" calcext:value-type="float">
            <text:p>801837.39916343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34204.895109195" calcext:value-type="float">
            <text:p>734204.89510919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87844.467290144" calcext:value-type="float">
            <text:p>787844.467290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915688.981223394" calcext:value-type="float">
            <text:p>915688.98122339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39575.912397462" calcext:value-type="float">
            <text:p>839575.91239746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93568.848511035" calcext:value-type="float">
            <text:p>793568.84851103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63745.521996783" calcext:value-type="float">
            <text:p>863745.52199678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53992.872509338" calcext:value-type="float">
            <text:p>853992.87250933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07561.780384327" calcext:value-type="float">
            <text:p>807561.78038432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01625.385044142" calcext:value-type="float">
            <text:p>801625.38504414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95264.961465374" calcext:value-type="float">
            <text:p>795264.96146537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268.491288446" calcext:value-type="float">
            <text:p>848268.49128844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78091.817802699" calcext:value-type="float">
            <text:p>778091.81780269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52862.137606916" calcext:value-type="float">
            <text:p>752862.13760691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56678.391754177" calcext:value-type="float">
            <text:p>756678.3917541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67279.097718792" calcext:value-type="float">
            <text:p>767279.09771879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83674.849210258" calcext:value-type="float">
            <text:p>883674.84921025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951519.36738379" calcext:value-type="float">
            <text:p>951519.3673837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72791.44361898" calcext:value-type="float">
            <text:p>1072791.4436189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88763.188073273" calcext:value-type="float">
            <text:p>888763.18807327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91236.69319882" calcext:value-type="float">
            <text:p>791236.6931988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5229.629312394" calcext:value-type="float">
            <text:p>745229.62931239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99081.215612635" calcext:value-type="float">
            <text:p>799081.21561263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5017.615193101" calcext:value-type="float">
            <text:p>745017.61519310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0141.290449379" calcext:value-type="float">
            <text:p>740141.29044937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64522.914167992" calcext:value-type="float">
            <text:p>764522.91416799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37173.092779287" calcext:value-type="float">
            <text:p>737173.09277928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12579.454941381" calcext:value-type="float">
            <text:p>712579.45494138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35476.979824949" calcext:value-type="float">
            <text:p>735476.97982494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34416.909228487" calcext:value-type="float">
            <text:p>734416.90922848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29328.570365472" calcext:value-type="float">
            <text:p>729328.57036547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5865.671670271" calcext:value-type="float">
            <text:p>745865.67167027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07491.116078366" calcext:value-type="float">
            <text:p>707491.11607836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93074.155966491" calcext:value-type="float">
            <text:p>693074.15596649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26572.386814672" calcext:value-type="float">
            <text:p>726572.38681467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3321.502238763" calcext:value-type="float">
            <text:p>743321.50223876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05582.989004736" calcext:value-type="float">
            <text:p>705582.9890047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86H50M37S" calcext:value-type="time">
            <text:p>14:50:37</text:p>
          </table:table-cell>
          <table:table-cell office:value-type="time" office:time-value="PT86H54M29S" calcext:value-type="time">
            <text:p>14:54:29</text:p>
          </table:table-cell>
          <table:table-cell office:value-type="time" office:time-value="PT86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1" calcext:value-type="float">
            <text:p>1.0</text:p>
          </table:table-cell>
          <table:table-cell office:value-type="float" office:value="64240.2781455634" calcext:value-type="float">
            <text:p>64240.278145563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7455.8263282102" calcext:value-type="float">
            <text:p>57455.826328210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04.2357876865" calcext:value-type="float">
            <text:p>63604.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50530.024697525" calcext:value-type="float">
            <text:p>150530.02469752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7561.8312677151" calcext:value-type="float">
            <text:p>87561.831267715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3144.8711558395" calcext:value-type="float">
            <text:p>73144.871155839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26360.415098204" calcext:value-type="float">
            <text:p>126360.41509820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28268.542171834" calcext:value-type="float">
            <text:p>128268.54217183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90106.0006992226" calcext:value-type="float">
            <text:p>90106.000699222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7420.4899349477" calcext:value-type="float">
            <text:p>67420.48993494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9505.2947346082" calcext:value-type="float">
            <text:p>79505.294734608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7773.8453870074" calcext:value-type="float">
            <text:p>87773.845387007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7031.7980896256" calcext:value-type="float">
            <text:p>57031.798089625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180.2075491019" calcext:value-type="float">
            <text:p>63180.207549101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5759.7133738719" calcext:value-type="float">
            <text:p>55759.713373871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0812.7158436243" calcext:value-type="float">
            <text:p>70812.715843624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06925.780429273" calcext:value-type="float">
            <text:p>206925.78042927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8268.520970423" calcext:value-type="float">
            <text:p>428268.52097042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27420.443291841" calcext:value-type="float">
            <text:p>727420.44329184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59363.932200429" calcext:value-type="float">
            <text:p>359363.93220042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41413.417567956" calcext:value-type="float">
            <text:p>141413.41756795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9929.3229731927" calcext:value-type="float">
            <text:p>79929.322973192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31872.782199803" calcext:value-type="float">
            <text:p>131872.78219980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9823.313793405" calcext:value-type="float">
            <text:p>109823.31379340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3957.5912397462" calcext:value-type="float">
            <text:p>83957.591239746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0918.720783129" calcext:value-type="float">
            <text:p>100918.72078312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5441.6900747922" calcext:value-type="float">
            <text:p>85441.690074792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0388.6876050398" calcext:value-type="float">
            <text:p>70388.687605039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2968.1934298097" calcext:value-type="float">
            <text:p>62968.193429809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4876.3205034402" calcext:value-type="float">
            <text:p>64876.320503440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9575.967521133" calcext:value-type="float">
            <text:p>59575.96752113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816.2499069788" calcext:value-type="float">
            <text:p>63816.249906978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1307.4168687338" calcext:value-type="float">
            <text:p>51307.416868733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1095.4027494415" calcext:value-type="float">
            <text:p>51095.402749441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9681.972460638" calcext:value-type="float">
            <text:p>89681.97246063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98657.229776874" calcext:value-type="float">
            <text:p>198657.22977687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8833.9159834688" calcext:value-type="float">
            <text:p>88833.91598346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110H50M37S" calcext:value-type="time">
            <text:p>14:50:37</text:p>
          </table:table-cell>
          <table:table-cell office:value-type="time" office:time-value="PT110H54M29S" calcext:value-type="time">
            <text:p>14:54:29</text:p>
          </table:table-cell>
          <table:table-cell office:value-type="time" office:time-value="PT110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3" calcext:value-type="float">
            <text:p>3.0</text:p>
          </table:table-cell>
          <table:table-cell office:value-type="float" office:value="2968.19767009204" calcext:value-type="float">
            <text:p>2968.1976700920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028.26826655348" calcext:value-type="float">
            <text:p>4028.2682665534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816.25414726119" calcext:value-type="float">
            <text:p>3816.2541472611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9964.66360673756" calcext:value-type="float">
            <text:p>9964.6636067375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664.31062443034" calcext:value-type="float">
            <text:p>4664.3106244303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392.22590867661" calcext:value-type="float">
            <text:p>3392.2259086766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632.50829452238" calcext:value-type="float">
            <text:p>7632.5082945223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300.35298230721" calcext:value-type="float">
            <text:p>5300.3529823072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300.35298230721" calcext:value-type="float">
            <text:p>5300.3529823072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756.18355079975" calcext:value-type="float">
            <text:p>2756.1835507997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20.49417523009" calcext:value-type="float">
            <text:p>7420.4941752300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908.1270736306" calcext:value-type="float">
            <text:p>1908.127073630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968.19767009204" calcext:value-type="float">
            <text:p>2968.1976700920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604.2400279689" calcext:value-type="float">
            <text:p>3604.240027968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968.19767009204" calcext:value-type="float">
            <text:p>2968.1976700920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876.32474372263" calcext:value-type="float">
            <text:p>4876.3247437226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9293.2848555982" calcext:value-type="float">
            <text:p>19293.284855598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9187.2756758109" calcext:value-type="float">
            <text:p>49187.275675810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99010.5937094987" calcext:value-type="float">
            <text:p>99010.593709498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614.83797775" calcext:value-type="float">
            <text:p>42614.8379777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4840.9883504602" calcext:value-type="float">
            <text:p>14840.988350460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996.46593664552" calcext:value-type="float">
            <text:p>6996.4659366455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5265.0165890448" calcext:value-type="float">
            <text:p>15265.016589044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812.7200839067" calcext:value-type="float">
            <text:p>10812.720083906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572.43769806094" calcext:value-type="float">
            <text:p>6572.4376980609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7420.49417523009" calcext:value-type="float">
            <text:p>7420.4941752300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572.43769806094" calcext:value-type="float">
            <text:p>6572.4376980609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664.31062443034" calcext:value-type="float">
            <text:p>4664.3106244303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816.25414726119" calcext:value-type="float">
            <text:p>3816.2541472611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544.16943150746" calcext:value-type="float">
            <text:p>2544.1694315074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180.21178938433" calcext:value-type="float">
            <text:p>3180.2117893843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756.18355079975" calcext:value-type="float">
            <text:p>2756.1835507997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816.25414726119" calcext:value-type="float">
            <text:p>3816.2541472611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544.16943150746" calcext:value-type="float">
            <text:p>2544.1694315074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904.59301027611" calcext:value-type="float">
            <text:p>8904.5930102761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0353.3554520597" calcext:value-type="float">
            <text:p>20353.355452059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996.46593664552" calcext:value-type="float">
            <text:p>6996.465936645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134H50M37S" calcext:value-type="time">
            <text:p>14:50:37</text:p>
          </table:table-cell>
          <table:table-cell office:value-type="time" office:time-value="PT134H54M29S" calcext:value-type="time">
            <text:p>14:54:29</text:p>
          </table:table-cell>
          <table:table-cell office:value-type="time" office:time-value="PT134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5" calcext:value-type="float">
            <text:p>5.0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272.08471575373" calcext:value-type="float">
            <text:p>1272.0847157537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484.09883504602" calcext:value-type="float">
            <text:p>1484.0988350460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96.11295433831" calcext:value-type="float">
            <text:p>1696.1129543383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96.11295433831" calcext:value-type="float">
            <text:p>1696.1129543383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332.15531221517" calcext:value-type="float">
            <text:p>2332.1553122151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908.1270736306" calcext:value-type="float">
            <text:p>1908.127073630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272.08471575373" calcext:value-type="float">
            <text:p>1272.0847157537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96.11295433831" calcext:value-type="float">
            <text:p>1696.1129543383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12.014119292288" calcext:value-type="float">
            <text:p>212.01411929228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9752.64948744527" calcext:value-type="float">
            <text:p>9752.6494874452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4204.9459925833" calcext:value-type="float">
            <text:p>14204.945992583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1166.0755359664" calcext:value-type="float">
            <text:p>31166.075535966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3356.8895154142" calcext:value-type="float">
            <text:p>13356.889515414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120.14119292288" calcext:value-type="float">
            <text:p>2120.1411929228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968.19767009204" calcext:value-type="float">
            <text:p>2968.1976700920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664.31062443034" calcext:value-type="float">
            <text:p>4664.3106244303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968.19767009204" calcext:value-type="float">
            <text:p>2968.1976700920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332.15531221517" calcext:value-type="float">
            <text:p>2332.1553122151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604.2400279689" calcext:value-type="float">
            <text:p>3604.240027968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96.11295433831" calcext:value-type="float">
            <text:p>1696.1129543383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484.09883504602" calcext:value-type="float">
            <text:p>1484.0988350460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332.15531221517" calcext:value-type="float">
            <text:p>2332.1553122151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300.35298230721" calcext:value-type="float">
            <text:p>5300.3529823072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3816.25414726119" calcext:value-type="float">
            <text:p>3816.254147261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noscopy</text:p>
          </table:table-cell>
          <table:table-cell office:value-type="string" calcext:value-type="string">
            <text:p>15-09-2020</text:p>
          </table:table-cell>
          <table:table-cell office:value-type="time" office:time-value="PT158H50M37S" calcext:value-type="time">
            <text:p>14:50:37</text:p>
          </table:table-cell>
          <table:table-cell office:value-type="time" office:time-value="PT158H54M29S" calcext:value-type="time">
            <text:p>14:54:29</text:p>
          </table:table-cell>
          <table:table-cell office:value-type="time" office:time-value="PT158H39M20S" calcext:value-type="time">
            <text:p>14:39: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ntanyl?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float" office:value="10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272.08471575373" calcext:value-type="float">
            <text:p>1272.0847157537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12.014119292288" calcext:value-type="float">
            <text:p>212.01411929228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452.29650513806" calcext:value-type="float">
            <text:p>4452.2965051380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028.26826655348" calcext:value-type="float">
            <text:p>4028.2682665534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176.6777260298" calcext:value-type="float">
            <text:p>10176.677726029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5724.38122089179" calcext:value-type="float">
            <text:p>5724.38122089179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272.08471575373" calcext:value-type="float">
            <text:p>1272.08471575373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332.15531221517" calcext:value-type="float">
            <text:p>2332.1553122151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696.11295433831" calcext:value-type="float">
            <text:p>1696.1129543383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1060.07059646144" calcext:value-type="float">
            <text:p>1060.070596461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636.042357876865" calcext:value-type="float">
            <text:p>636.0423578768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212.014119292288" calcext:value-type="float">
            <text:p>212.01411929228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848.056477169154" calcext:value-type="float">
            <text:p>848.05647716915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424.028238584577" calcext:value-type="float">
            <text:p>424.0282385845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1:40:20.70627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Gordon</meta:initial-creator>
    <meta:creation-date>2020-10-08T08:40:23.094289952</meta:creation-date>
    <meta:generator>LibreOffice/6.0.7.3$Linux_X86_64 LibreOffice_project/00m0$Build-3</meta:generator>
    <dc:date>2020-10-08T12:33:40.361969088</dc:date>
    <dc:creator>George Gordon</dc:creator>
    <meta:editing-duration>PT2H39M12S</meta:editing-duration>
    <meta:editing-cycles>19</meta:editing-cycles>
    <meta:document-statistic meta:table-count="1" meta:cell-count="7363" meta:object-count="0"/>
  </office:meta>
</office:document-meta>
</file>